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Bahnschrift Light SemiCondensedLiberation Serif" svg:font-family="'Bahnschrift Light SemiCondensedLiberation Serif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paragraph-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3d8b01" officeooo:paragraph-rsid="003d8b01"/>
    </style:style>
    <style:style style:name="P3" style:family="paragraph" style:parent-style-name="Standard">
      <style:paragraph-properties fo:text-align="center" style:justify-single-word="false"/>
      <style:text-properties officeooo:rsid="0000bf13" officeooo:paragraph-rsid="0000bf13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paragraph-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paragraph-rsid="0046b315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0bf13"/>
    </style:style>
    <style:style style:name="P7" style:family="paragraph" style:parent-style-name="Standard">
      <style:paragraph-properties fo:text-align="start" style:justify-single-word="false"/>
      <style:text-properties officeooo:paragraph-rsid="0041c01d"/>
    </style:style>
    <style:style style:name="P8" style:family="paragraph" style:parent-style-name="Standard" style:list-style-name="L8">
      <style:paragraph-properties fo:text-align="start" style:justify-single-word="false"/>
      <style:text-properties officeooo:paragraph-rsid="0048074c"/>
    </style:style>
    <style:style style:name="P9" style:family="paragraph" style:parent-style-name="Standard">
      <style:paragraph-properties fo:text-align="start" style:justify-single-word="false"/>
      <style:text-properties officeooo:paragraph-rsid="0048074c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4842fa"/>
    </style:style>
    <style:style style:name="P11" style:family="paragraph" style:parent-style-name="Standard" style:list-style-name="L9">
      <style:paragraph-properties fo:text-align="start" style:justify-single-word="false"/>
      <style:text-properties officeooo:paragraph-rsid="0049a601"/>
    </style:style>
    <style:style style:name="P12" style:family="paragraph" style:parent-style-name="Standard">
      <style:paragraph-properties fo:text-align="start" style:justify-single-word="false"/>
      <style:text-properties officeooo:paragraph-rsid="004842fa"/>
    </style:style>
    <style:style style:name="P13" style:family="paragraph" style:parent-style-name="Standard">
      <style:paragraph-properties fo:text-align="start" style:justify-single-word="false"/>
      <style:text-properties officeooo:paragraph-rsid="0049a601"/>
    </style:style>
    <style:style style:name="P14" style:family="paragraph" style:parent-style-name="Standard">
      <style:paragraph-properties fo:text-align="start" style:justify-single-word="false"/>
      <style:text-properties officeooo:paragraph-rsid="004bab64"/>
    </style:style>
    <style:style style:name="P15" style:family="paragraph" style:parent-style-name="Standard" style:list-style-name="L11">
      <style:paragraph-properties fo:text-align="start" style:justify-single-word="false"/>
      <style:text-properties officeooo:paragraph-rsid="004d538b"/>
    </style:style>
    <style:style style:name="P16" style:family="paragraph" style:parent-style-name="Standard" style:list-style-name="L11">
      <style:paragraph-properties fo:text-align="start" style:justify-single-word="false"/>
      <style:text-properties officeooo:paragraph-rsid="005174ff"/>
    </style:style>
    <style:style style:name="P17" style:family="paragraph" style:parent-style-name="Standard" style:list-style-name="L11">
      <style:paragraph-properties fo:margin-left="0cm" fo:text-align="start" style:justify-single-word="false"/>
      <style:text-properties officeooo:paragraph-rsid="005174ff"/>
    </style:style>
    <style:style style:name="P18" style:family="paragraph" style:parent-style-name="Standard" style:list-style-name="L11">
      <style:paragraph-properties fo:margin-left="0cm" fo:text-align="start" style:justify-single-word="false" fo:text-indent="0cm" style:auto-text-indent="false"/>
      <style:text-properties officeooo:paragraph-rsid="00520704"/>
    </style:style>
    <style:style style:name="P19" style:family="paragraph" style:parent-style-name="Standard" style:list-style-name="L11">
      <style:paragraph-properties fo:text-align="start" style:justify-single-word="false"/>
      <style:text-properties officeooo:paragraph-rsid="00534a78"/>
    </style:style>
    <style:style style:name="P20" style:family="paragraph" style:parent-style-name="Standard" style:list-style-name="L11">
      <style:paragraph-properties fo:margin-left="0cm" fo:text-align="start" style:justify-single-word="false" fo:text-indent="0cm" style:auto-text-indent="false"/>
      <style:text-properties officeooo:paragraph-rsid="00534a78"/>
    </style:style>
    <style:style style:name="P21" style:family="paragraph" style:parent-style-name="Standard" style:list-style-name="L11">
      <style:paragraph-properties fo:margin-left="0cm" fo:text-align="start" style:justify-single-word="false" fo:text-indent="0cm" style:auto-text-indent="false"/>
      <style:text-properties officeooo:paragraph-rsid="0054674d"/>
    </style:style>
    <style:style style:name="P22" style:family="paragraph" style:parent-style-name="Standard" style:list-style-name="L11">
      <style:paragraph-properties fo:text-align="start" style:justify-single-word="false"/>
      <style:text-properties officeooo:paragraph-rsid="0054674d"/>
    </style:style>
    <style:style style:name="P23" style:family="paragraph" style:parent-style-name="Standard">
      <style:paragraph-properties fo:margin-left="0cm" fo:text-align="start" style:justify-single-word="false"/>
      <style:text-properties officeooo:paragraph-rsid="005174ff"/>
    </style:style>
    <style:style style:name="P24" style:family="paragraph" style:parent-style-name="Standard">
      <style:paragraph-properties fo:margin-left="0cm" fo:text-align="start" style:justify-single-word="false" fo:text-indent="0cm" style:auto-text-indent="false"/>
      <style:text-properties officeooo:paragraph-rsid="00520704"/>
    </style:style>
    <style:style style:name="P25" style:family="paragraph" style:parent-style-name="Standard">
      <style:paragraph-properties fo:text-align="start" style:justify-single-word="false"/>
      <style:text-properties officeooo:paragraph-rsid="0057aed0"/>
    </style:style>
    <style:style style:name="P26" style:family="paragraph" style:parent-style-name="Standard" style:list-style-name="L13">
      <style:paragraph-properties fo:text-align="start" style:justify-single-word="false"/>
      <style:text-properties officeooo:paragraph-rsid="005939d7"/>
    </style:style>
    <style:style style:name="P27" style:family="paragraph" style:parent-style-name="Standard">
      <style:paragraph-properties fo:margin-left="0cm" fo:text-align="start" style:justify-single-word="false"/>
      <style:text-properties officeooo:paragraph-rsid="005939d7"/>
    </style:style>
    <style:style style:name="P28" style:family="paragraph" style:parent-style-name="Standard">
      <style:paragraph-properties fo:text-align="start" style:justify-single-word="false"/>
      <style:text-properties officeooo:paragraph-rsid="00687ceb"/>
    </style:style>
    <style:style style:name="P29" style:family="paragraph" style:parent-style-name="Standard">
      <style:paragraph-properties fo:text-align="start" style:justify-single-word="false"/>
      <style:text-properties style:font-name="Bahnschrift Light SemiCondensed" officeooo:paragraph-rsid="0043b82b"/>
    </style:style>
    <style:style style:name="P30" style:family="paragraph" style:parent-style-name="Standard" style:list-style-name="L13">
      <style:paragraph-properties fo:margin-left="0cm" fo:text-align="start" style:justify-single-word="false"/>
      <style:text-properties style:font-name="Bahnschrift Light SemiCondensed" officeooo:paragraph-rsid="005939d7"/>
    </style:style>
    <style:style style:name="P31" style:family="paragraph" style:parent-style-name="Standard">
      <style:paragraph-properties fo:text-align="start" style:justify-single-word="false"/>
      <style:text-properties style:font-name="Bahnschrift Light SemiCondensed" officeooo:paragraph-rsid="0059d3b0"/>
    </style:style>
    <style:style style:name="P32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5a586a"/>
    </style:style>
    <style:style style:name="P33" style:family="paragraph" style:parent-style-name="Standard">
      <style:paragraph-properties fo:text-align="start" style:justify-single-word="false"/>
      <style:text-properties style:font-name="Bahnschrift Light SemiCondensed" officeooo:paragraph-rsid="005a7f75"/>
    </style:style>
    <style:style style:name="P34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5a7f75"/>
    </style:style>
    <style:style style:name="P35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5da8b7"/>
    </style:style>
    <style:style style:name="P36" style:family="paragraph" style:parent-style-name="Standard">
      <style:paragraph-properties fo:text-align="start" style:justify-single-word="false"/>
      <style:text-properties style:font-name="Bahnschrift Light SemiCondensed" officeooo:paragraph-rsid="0060ccd9"/>
    </style:style>
    <style:style style:name="P37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60ccd9"/>
    </style:style>
    <style:style style:name="P38" style:family="paragraph" style:parent-style-name="Standard">
      <style:paragraph-properties fo:text-align="start" style:justify-single-word="false"/>
      <style:text-properties style:font-name="Bahnschrift Light SemiCondensed" officeooo:paragraph-rsid="00642f80"/>
    </style:style>
    <style:style style:name="P39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642f80"/>
    </style:style>
    <style:style style:name="P40" style:family="paragraph" style:parent-style-name="Standard">
      <style:paragraph-properties fo:margin-left="0cm" fo:text-align="start" style:justify-single-word="false"/>
      <style:text-properties style:font-name="Bahnschrift Light SemiCondensed" officeooo:paragraph-rsid="006577d5"/>
    </style:style>
    <style:style style:name="P41" style:family="paragraph" style:parent-style-name="Standard">
      <style:paragraph-properties fo:text-align="start" style:justify-single-word="false"/>
      <style:text-properties style:font-name="Bahnschrift Light SemiCondensed" fo:font-size="14pt" officeooo:paragraph-rsid="005939d7" style:font-size-asian="14pt" style:font-size-complex="14pt"/>
    </style:style>
    <style:style style:name="P42" style:family="paragraph" style:parent-style-name="Text_20_body" style:list-style-name="L1">
      <style:text-properties officeooo:paragraph-rsid="0048074c"/>
    </style:style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>
      <style:text-properties officeooo:paragraph-rsid="0048074c"/>
    </style:style>
    <style:style style:name="P48" style:family="paragraph" style:parent-style-name="Text_20_body">
      <style:paragraph-properties fo:margin-left="0cm" fo:text-align="start" style:justify-single-word="false"/>
      <style:text-properties style:font-name="Bahnschrift Light SemiCondensed" officeooo:paragraph-rsid="005a586a"/>
    </style:style>
    <style:style style:name="P49" style:family="paragraph" style:parent-style-name="Text_20_body">
      <style:paragraph-properties fo:margin-left="0cm" fo:text-align="start" style:justify-single-word="false"/>
      <style:text-properties style:font-name="Bahnschrift Light SemiCondensed" officeooo:paragraph-rsid="005b521b"/>
    </style:style>
    <style:style style:name="P50" style:family="paragraph" style:parent-style-name="Text_20_body" style:list-style-name="L4">
      <style:text-properties style:font-name="Bahnschrift Light SemiCondensed" fo:font-size="12pt" style:font-size-asian="12pt" style:font-size-complex="12pt"/>
    </style:style>
    <style:style style:name="P51" style:family="paragraph" style:parent-style-name="Text_20_body">
      <style:text-properties officeooo:paragraph-rsid="00639a72"/>
    </style:style>
    <style:style style:name="T1" style:family="text">
      <style:text-properties fo:color="#ff0000" loext:opacity="100%" style:font-name="Bahnschrift Light SemiCondensed1" fo:font-size="28pt" fo:language="pt" fo:country="BR" fo:font-style="italic" fo:font-weight="bold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2" style:family="text">
      <style:text-properties fo:color="#ff0000" loext:opacity="100%" style:font-name="Bahnschrift Light SemiCondensed1" fo:font-size="28pt" fo:language="pt" fo:country="BR" fo:font-style="italic" fo:font-weight="bold" officeooo:rsid="0001a682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3" style:family="text">
      <style:text-properties fo:font-size="16pt" fo:font-style="italic" fo:font-weight="bold" officeooo:rsid="003f972a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italic" fo:font-weight="bold" officeooo:rsid="0046b315" style:font-size-asian="14pt" style:font-style-asian="italic" style:font-weight-asian="bold" style:font-size-complex="16pt" style:font-style-complex="italic" style:font-weight-complex="bold"/>
    </style:style>
    <style:style style:name="T5" style:family="text">
      <style:text-properties fo:font-weight="bold" officeooo:rsid="004592fd" style:font-weight-asian="bold" style:font-weight-complex="bold"/>
    </style:style>
    <style:style style:name="T6" style:family="text">
      <style:text-properties fo:font-weight="bold" officeooo:rsid="005939d7" style:font-weight-asian="bold" style:font-weight-complex="bold"/>
    </style:style>
    <style:style style:name="T7" style:family="text">
      <style:text-properties fo:font-weight="bold" officeooo:rsid="0059d3b0" style:font-weight-asian="bold" style:font-weight-complex="bold"/>
    </style:style>
    <style:style style:name="T8" style:family="text">
      <style:text-properties fo:font-weight="bold" officeooo:rsid="003f972a" style:font-size-asian="10.5pt" style:font-weight-asian="bold" style:font-weight-complex="bold"/>
    </style:style>
    <style:style style:name="T9" style:family="text">
      <style:text-properties fo:font-weight="bold" officeooo:rsid="0040f1dd" style:font-size-asian="10.5pt" style:font-weight-asian="bold" style:font-weight-complex="bold"/>
    </style:style>
    <style:style style:name="T10" style:family="text">
      <style:text-properties fo:font-size="12pt" fo:font-weight="normal" officeooo:rsid="0048074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a586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b521b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c03b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61e55e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639a7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649a62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64a9f2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6577d5" style:font-size-asian="12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48074c" style:font-size-asian="12pt" style:font-size-complex="12pt"/>
    </style:style>
    <style:style style:name="T21" style:family="text">
      <style:text-properties fo:font-size="12pt" fo:font-weight="bold" officeooo:rsid="005a586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5c03b3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1e55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649a62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64a9f2" style:font-size-asian="12pt" style:font-weight-asian="bold" style:font-size-complex="12pt" style:font-weight-complex="bold"/>
    </style:style>
    <style:style style:name="T26" style:family="text">
      <style:text-properties fo:font-weight="normal" officeooo:rsid="004592fd" style:font-weight-asian="normal" style:font-weight-complex="normal"/>
    </style:style>
    <style:style style:name="T27" style:family="text">
      <style:text-properties fo:font-weight="normal" officeooo:rsid="005939d7" style:font-weight-asian="normal" style:font-weight-complex="normal"/>
    </style:style>
    <style:style style:name="T28" style:family="text">
      <style:text-properties officeooo:rsid="003f972a" style:font-size-asian="10.5pt"/>
    </style:style>
    <style:style style:name="T29" style:family="text">
      <style:text-properties officeooo:rsid="0040f1dd" style:font-size-asian="10.5pt"/>
    </style:style>
    <style:style style:name="T30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1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41c01d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2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f972a" style:font-size-asian="10.5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4bab64" style:font-size-asian="10.5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5174ff" style:font-size-asian="10.5pt" style:font-style-asian="normal" style:font-weight-asian="normal" style:font-name-complex="Bahnschrift Light SemiCondensed2" style:font-size-complex="12pt" style:font-style-complex="normal" style:font-weight-complex="normal"/>
    </style:style>
    <style:style style:name="T35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41c01d" style:font-size-asian="12pt" style:font-weight-asian="normal" style:font-name-complex="Bahnschrift Light SemiCondensed2" style:font-size-complex="12pt" style:font-weight-complex="normal"/>
    </style:style>
    <style:style style:name="T36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3f972a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37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4b82f1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38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57aed0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39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69c7d6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40" style:family="text">
      <style:text-properties style:use-window-font-color="true" loext:opacity="0%" style:font-name="Bahnschrift Light SemiCondensed" fo:font-size="12pt" fo:language="pt" fo:country="BR" fo:font-style="italic" style:text-underline-style="none" fo:font-weight="normal" officeooo:rsid="004842fa" style:font-size-asian="12pt" style:font-style-asian="italic" style:font-weight-asian="normal" style:font-name-complex="Bahnschrift Light SemiCondensed2" style:font-size-complex="12pt" style:font-style-complex="italic" style:font-weight-complex="normal"/>
    </style:style>
    <style:style style:name="T41" style:family="text">
      <style:text-properties style:use-window-font-color="true" loext:opacity="0%" style:font-name="Bahnschrift Light SemiCondensed" fo:font-size="12pt" fo:language="pt" fo:country="BR" fo:font-style="italic" style:text-underline-style="none" fo:font-weight="normal" officeooo:rsid="004bab64" style:font-size-asian="12pt" style:font-style-asian="italic" style:font-weight-asian="normal" style:font-name-complex="Bahnschrift Light SemiCondensed2" style:font-size-complex="12pt" style:font-style-complex="italic" style:font-weight-complex="normal"/>
    </style:style>
    <style:style style:name="T42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4842fa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3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4d538b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4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174ff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5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20704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6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29339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7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4674d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8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56271d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9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5174ff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50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54674d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51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4842fa" style:font-size-asian="12pt" style:font-style-asian="normal" style:font-name-complex="Bahnschrift Light SemiCondensed2" style:font-size-complex="12pt" style:font-style-complex="normal"/>
    </style:style>
    <style:style style:name="T52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5174ff" style:font-size-asian="12pt" style:font-style-asian="normal" style:font-name-complex="Bahnschrift Light SemiCondensed2" style:font-size-complex="12pt" style:font-style-complex="normal"/>
    </style:style>
    <style:style style:name="T53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4842fa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4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4d538b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5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5174ff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6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534a78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7" style:family="text">
      <style:text-properties style:use-window-font-color="true" loext:opacity="0%" style:font-name="Bahnschrift Light SemiCondensed" fo:font-size="14pt" fo:language="pt" fo:country="BR" fo:font-style="normal" style:text-underline-style="none" fo:font-weight="bold" officeooo:rsid="0054674d" style:font-size-asian="12.25pt" style:font-style-asian="normal" style:font-weight-asian="bold" style:font-name-complex="Bahnschrift Light SemiCondensed2" style:font-size-complex="14pt" style:font-style-complex="normal" style:font-weight-complex="bold"/>
    </style:style>
    <style:style style:name="T58" style:family="text">
      <style:text-properties style:use-window-font-color="true" loext:opacity="0%" style:font-name="Bahnschrift Light SemiCondensed" fo:font-size="14pt" fo:language="pt" fo:country="BR" fo:font-style="normal" style:text-underline-style="none" officeooo:rsid="004d538b" style:font-size-asian="12.25pt" style:font-style-asian="normal" style:font-name-complex="Bahnschrift Light SemiCondensed2" style:font-size-complex="14pt" style:font-style-complex="normal"/>
    </style:style>
    <style:style style:name="T59" style:family="text">
      <style:text-properties officeooo:rsid="004592fd"/>
    </style:style>
    <style:style style:name="T60" style:family="text">
      <style:text-properties fo:font-size="14pt" officeooo:rsid="0048074c" style:font-size-asian="12.25pt" style:font-size-complex="14pt"/>
    </style:style>
    <style:style style:name="T61" style:family="text">
      <style:text-properties fo:font-size="14pt" fo:font-weight="normal" officeooo:rsid="0048074c" style:font-size-asian="12.25pt" style:font-weight-asian="normal" style:font-size-complex="14pt" style:font-weight-complex="normal"/>
    </style:style>
    <style:style style:name="T62" style:family="text">
      <style:text-properties fo:font-size="14pt" fo:font-weight="normal" officeooo:rsid="004842fa" style:font-size-asian="12.25pt" style:font-weight-asian="normal" style:font-size-complex="14pt" style:font-weight-complex="normal"/>
    </style:style>
    <style:style style:name="T63" style:family="text">
      <style:text-properties fo:font-size="14pt" fo:font-weight="normal" officeooo:rsid="005939d7" style:font-size-asian="14pt" style:font-weight-asian="normal" style:font-size-complex="14pt" style:font-weight-complex="normal"/>
    </style:style>
    <style:style style:name="T64" style:family="text">
      <style:text-properties fo:font-size="14pt" fo:font-weight="bold" officeooo:rsid="0048074c" style:font-size-asian="12.25pt" style:font-weight-asian="bold" style:font-size-complex="14pt" style:font-weight-complex="bold"/>
    </style:style>
    <style:style style:name="T65" style:family="text">
      <style:text-properties fo:font-size="14pt" fo:font-weight="bold" officeooo:rsid="004842fa" style:font-size-asian="12.25pt" style:font-weight-asian="bold" style:font-size-complex="14pt" style:font-weight-complex="bold"/>
    </style:style>
    <style:style style:name="T66" style:family="text">
      <style:text-properties fo:font-size="14pt" fo:font-weight="bold" officeooo:rsid="0049a601" style:font-size-asian="12.25pt" style:font-weight-asian="bold" style:font-size-complex="14pt" style:font-weight-complex="bold"/>
    </style:style>
    <style:style style:name="T67" style:family="text">
      <style:text-properties fo:font-size="14pt" fo:font-weight="bold" officeooo:rsid="0059d3b0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5939d7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5a7f75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5c03b3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60ccd9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642f80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649a62" style:font-size-asian="14pt" style:font-weight-asian="bold" style:font-size-complex="14pt" style:font-weight-complex="bold"/>
    </style:style>
    <style:style style:name="T74" style:family="text">
      <style:text-properties fo:font-size="14pt" officeooo:rsid="0059d3b0" style:font-size-asian="14pt" style:font-size-complex="14pt"/>
    </style:style>
    <style:style style:name="T75" style:family="text">
      <style:text-properties style:font-name="Bahnschrift Light SemiCondensed"/>
    </style:style>
    <style:style style:name="T76" style:family="text">
      <style:text-properties style:font-name="Bahnschrift Light SemiCondensed" fo:font-size="14pt" fo:font-weight="normal" officeooo:rsid="005939d7" style:font-size-asian="14pt" style:font-weight-asian="normal" style:font-size-complex="14pt" style:font-weight-complex="normal"/>
    </style:style>
    <style:style style:name="T77" style:family="text">
      <style:text-properties style:font-name="Bahnschrift Light SemiCondensed" fo:font-size="14pt" fo:font-weight="bold" officeooo:rsid="0049a601" style:font-size-asian="12.25pt" style:font-weight-asian="bold" style:font-size-complex="14pt" style:font-weight-complex="bold"/>
    </style:style>
    <style:style style:name="T78" style:family="text">
      <style:text-properties style:font-name="Bahnschrift Light SemiCondensed" fo:font-size="14pt" fo:font-weight="bold" officeooo:rsid="004842fa" style:font-size-asian="12.25pt" style:font-weight-asian="bold" style:font-size-complex="14pt" style:font-weight-complex="bold"/>
    </style:style>
    <style:style style:name="T79" style:family="text">
      <style:text-properties style:font-name="Bahnschrift Light SemiCondensed" fo:font-size="14pt" fo:font-weight="bold" officeooo:rsid="0048074c" style:font-size-asian="12.25pt" style:font-weight-asian="bold" style:font-size-complex="14pt" style:font-weight-complex="bold"/>
    </style:style>
    <style:style style:name="T80" style:family="text">
      <style:text-properties style:font-name="Bahnschrift Light SemiCondensed" fo:font-size="12pt" fo:font-weight="normal" officeooo:rsid="0048074c" style:font-size-asian="12pt" style:font-weight-asian="normal" style:font-size-complex="12pt" style:font-weight-complex="normal"/>
    </style:style>
    <style:style style:name="T81" style:family="text">
      <style:text-properties style:font-name="Bahnschrift Light SemiCondensed" fo:font-size="12pt" fo:font-weight="normal" officeooo:rsid="004842fa" style:font-size-asian="12pt" style:font-weight-asian="normal" style:font-size-complex="12pt" style:font-weight-complex="normal"/>
    </style:style>
    <style:style style:name="T82" style:family="text">
      <style:text-properties style:font-name="Bahnschrift Light SemiCondensed" fo:font-size="12pt" style:font-size-asian="12pt" style:font-size-complex="12pt"/>
    </style:style>
    <style:style style:name="T83" style:family="text">
      <style:text-properties style:font-name="Bahnschrift Light SemiCondensedLiberation Serif" fo:font-size="12pt" fo:font-weight="normal" officeooo:rsid="004842fa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2">S</text:span><text:span text:style-name="T1">IP (Session Initiation Protocol)</text:span></text:p>
      <text:p text:style-name="P3" loext:marker-style-name="T1"><text:span text:style-name="T1"/></text:p>
      <text:p text:style-name="P1"><text:span text:style-name="T3">O que é SIP?</text:span></text:p>
      <text:p text:style-name="P1"><text:span text:style-name="T3"/></text:p>
      <text:p text:style-name="P1"><text:span text:style-name="T3"><text:tab/></text:span><text:span text:style-name="T28">SIP é um protocolo de comunicação que gerencia </text:span><text:span text:style-name="T8">chamadas de voz</text:span><text:span text:style-name="T28">, </text:span><text:span text:style-name="T8">vídeo </text:span><text:span text:style-name="T28">e </text:span><text:span text:style-name="T8">mensagens </text:span><text:span text:style-name="T9">instantâneas</text:span><text:span text:style-name="T28"> na internet. </text:span><text:span text:style-name="T29">Esse protocolo em si não transmiti a mídia </text:span></text:p>
      <text:p text:style-name="P6"><text:span text:style-name="T30"><text:tab/></text:span><text:span text:style-name="T31">O SIP trabalha fazendo perguntas como:</text:span></text:p>
      <text:p text:style-name="P6"><text:span text:style-name="T31"/></text:p>
      <text:p text:style-name="P7"><text:span text:style-name="T31"><text:tab/>📞 </text:span><text:span text:style-name="Emphasis"><text:span text:style-name="T35">"Quem quer falar com quem?"</text:span></text:span><text:span text:style-name="T31"><text:line-break/><text:tab/>📢 </text:span><text:span text:style-name="Emphasis"><text:span text:style-name="T35">"Como essa chamada vai acontecer?"</text:span></text:span><text:span text:style-name="T31"><text:line-break/><text:tab/>❌ </text:span><text:span text:style-name="Emphasis"><text:span text:style-name="T35">"Quando ela termina?"</text:span></text:span><text:line-break/></text:p>
      <text:p text:style-name="P29"><text:tab/><text:span text:style-name="T59">Ele é um dos pilares na tecnologia </text:span><text:span text:style-name="T5">VoIP (Voice over IP)</text:span><text:span text:style-name="T26"> que é a tecnologia que substituí os sistemas de telefonia covencionais, e que permiti ligações e videoconferências usando a internet.</text:span></text:p>
      <text:p text:style-name="P29"><text:span text:style-name="T26"/></text:p>
      <text:p text:style-name="P5"><text:span text:style-name="T4">Principais funcionalidades do SIP</text:span><text:span text:style-name="T3">?</text:span></text:p>
      <text:list text:style-name="L8">
        <text:list-header>
          <text:p text:style-name="P8"><text:span text:style-name="Strong_20_Emphasis"><text:span text:style-name="T60"/></text:span></text:p>
        </text:list-header>
        <text:list-item>
          <text:p text:style-name="P8"><text:span text:style-name="Strong_20_Emphasis"><text:span text:style-name="T79">Inicialização de Sessões</text:span></text:span><text:span text:style-name="Strong_20_Emphasis"><text:span text:style-name="T64">.</text:span></text:span></text:p>
        </text:list-item>
      </text:list>
      <text:p text:style-name="P9"><text:span text:style-name="Strong_20_Emphasis"><text:span text:style-name="T64"><text:tab/></text:span></text:span></text:p>
      <text:p text:style-name="P9"><text:span text:style-name="Strong_20_Emphasis"><text:span text:style-name="T64"><text:tab/></text:span></text:span><text:span text:style-name="Strong_20_Emphasis"><text:span text:style-name="T80">Ele analisa onde o usuário que ligou está, se pode receber a chamada e qual tecnologia será utilizada para realizar a ligação.</text:span></text:span></text:p>
      <text:p text:style-name="P9"><text:span text:style-name="Strong_20_Emphasis"><text:span text:style-name="T61"/></text:span></text:p>
      <text:list text:style-name="L1">
        <text:list-item>
          <text:p text:style-name="P42">📍 <text:span text:style-name="Emphasis">"Onde está esse contato agora?"</text:span></text:p>
        </text:list-item>
        <text:list-item>
          <text:p text:style-name="P42"><text:span text:style-name="T19">📌 <text:s/></text:span><text:span text:style-name="Emphasis"><text:span text:style-name="T19">"</text:span></text:span><text:span text:style-name="Emphasis"><text:span text:style-name="T20">Qual é o tipo de dispositivo?” (Celular? Computador? Telefone IP?)</text:span></text:span></text:p>
        </text:list-item>
        <text:list-item>
          <text:p text:style-name="P42">✅ <text:span text:style-name="Emphasis">"Ele pode atender?"</text:span></text:p>
        </text:list-item>
        <text:list-item>
          <text:p text:style-name="P42"><text:span text:style-name="Strong_20_Emphasis"><text:span text:style-name="T10">🔄 </text:span></text:span><text:span text:style-name="Emphasis"><text:span text:style-name="T10">"Que tipo de conexão será usada (áudio, vídeo, ambos)?"</text:span></text:span></text:p>
        </text:list-item>
      </text:list>
      <text:p text:style-name="P47"><text:span text:style-name="Emphasis"><text:span text:style-name="T10"/></text:span></text:p>
      <text:list text:style-name="L9">
        <text:list-item>
          <text:p text:style-name="P10"><text:span text:style-name="Strong_20_Emphasis"><text:span text:style-name="T78">Gerenciamento da Sessão</text:span></text:span><text:span text:style-name="Strong_20_Emphasis"><text:span text:style-name="T65">.</text:span></text:span></text:p>
        </text:list-item>
      </text:list>
      <text:p text:style-name="P12"><text:span text:style-name="Strong_20_Emphasis"><text:span text:style-name="T65"/></text:span></text:p>
      <text:p text:style-name="P12"><text:span text:style-name="Strong_20_Emphasis"><text:span text:style-name="T65"><text:tab/></text:span></text:span><text:span text:style-name="Strong_20_Emphasis"><text:span text:style-name="T83">O SIP permiti que você a comunicação em tempo real, ativando e desativando videos conferências, adicionando mais pessoas a conversa, e fazendo a troca de dispositivos.</text:span></text:span></text:p>
      <text:p text:style-name="P12"><text:span text:style-name="Strong_20_Emphasis"><text:span text:style-name="T62"/></text:span></text:p>
      <text:list text:continue-numbering="true" text:style-name="L9">
        <text:list-item>
          <text:p text:style-name="P11"><text:span text:style-name="Strong_20_Emphasis"><text:span text:style-name="T77">Finalização</text:span></text:span><text:span text:style-name="Strong_20_Emphasis"><text:span text:style-name="T66"> </text:span></text:span><text:span text:style-name="Strong_20_Emphasis"><text:span text:style-name="T77">da Sessão</text:span></text:span><text:span text:style-name="Strong_20_Emphasis"><text:span text:style-name="T65">.</text:span></text:span></text:p>
        </text:list-item>
      </text:list>
      <text:p text:style-name="P13"><text:span text:style-name="Strong_20_Emphasis"><text:span text:style-name="T65"/></text:span></text:p>
      <text:p text:style-name="P13"><text:span text:style-name="Strong_20_Emphasis"><text:span text:style-name="T65"><text:tab/></text:span></text:span><text:span text:style-name="Strong_20_Emphasis"><text:span text:style-name="T81">E por fim ao encerrar a ligação o SIP garante que todo o processo seja</text:span></text:span></text:p>
      <text:p text:style-name="P13"><text:span text:style-name="Strong_20_Emphasis"><text:span text:style-name="T81">finalizado.</text:span></text:span></text:p>
      <text:p text:style-name="P14"><text:soft-page-break/><text:span text:style-name="Strong_20_Emphasis"><text:span text:style-name="T36">Componentes do </text:span></text:span><text:span text:style-name="Strong_20_Emphasis"><text:span text:style-name="T37">SIP</text:span></text:span><text:span text:style-name="Strong_20_Emphasis"><text:span text:style-name="T36">?</text:span></text:span></text:p>
      <text:p text:style-name="P14"><text:span text:style-name="Strong_20_Emphasis"><text:span text:style-name="T36"/></text:span></text:p>
      <text:p text:style-name="P14"><text:span text:style-name="Strong_20_Emphasis"><text:span text:style-name="T40"><text:tab/></text:span></text:span><text:span text:style-name="Strong_20_Emphasis"><text:span text:style-name="T41">O</text:span></text:span><text:span text:style-name="Strong_20_Emphasis"><text:span text:style-name="T32"> </text:span></text:span><text:span text:style-name="Strong_20_Emphasis"><text:span text:style-name="T33">SIP precisa de alguns componentes para funcionar, vamos analisar quais são:</text:span></text:span></text:p>
      <text:p text:style-name="P14"><text:span text:style-name="Strong_20_Emphasis"><text:span text:style-name="T33"/></text:span></text:p>
      <text:list text:style-name="L11">
        <text:list-item>
          <text:p text:style-name="P15"><text:span text:style-name="Strong_20_Emphasis"><text:span text:style-name="T53">User Age</text:span></text:span><text:span text:style-name="Strong_20_Emphasis"><text:span text:style-name="T58">n</text:span></text:span><text:span text:style-name="Strong_20_Emphasis"><text:span text:style-name="T54">t (UA):</text:span></text:span></text:p>
          <text:p text:style-name="P15"><text:span text:style-name="Strong_20_Emphasis"><text:span text:style-name="T54"/></text:span></text:p>
          <text:p text:style-name="P16"><text:span text:style-name="Strong_20_Emphasis"><text:span text:style-name="T43">O</text:span></text:span><text:span text:style-name="Strong_20_Emphasis"><text:span text:style-name="T44">s</text:span></text:span><text:span text:style-name="Strong_20_Emphasis"><text:span text:style-name="T42"> </text:span></text:span><text:span text:style-name="Strong_20_Emphasis"><text:span text:style-name="T51">U</text:span></text:span><text:span text:style-name="Strong_20_Emphasis"><text:span text:style-name="T52">ser Agents </text:span></text:span><text:span text:style-name="Strong_20_Emphasis"><text:span text:style-name="T44">são os dispotivios e aplicativos que permitem a chamada SIP</text:span></text:span></text:p>
          <text:p text:style-name="P17"><text:span text:style-name="Strong_20_Emphasis"><text:span text:style-name="T44">acont</text:span></text:span><text:span text:style-name="Strong_20_Emphasis"><text:span text:style-name="T34">ecer.</text:span></text:span></text:p>
        </text:list-item>
      </text:list>
      <text:p text:style-name="P23"><text:span text:style-name="Strong_20_Emphasis"><text:span text:style-name="T34"/></text:span></text:p>
      <text:p text:style-name="Standard"><text:span text:style-name="Strong_20_Emphasis"><text:span text:style-name="T82"><text:tab/>Softphones</text:span></text:span><text:span text:style-name="T82"> → Programas como Zoiper, X-Lite, Linphone, etc.</text:span></text:p>
      <text:p text:style-name="Standard"><text:span text:style-name="T82"/></text:p>
      <text:p text:style-name="Standard"><text:span text:style-name="Strong_20_Emphasis"><text:span text:style-name="T82"><text:tab/>Telefones IP</text:span></text:span><text:span text:style-name="T82"> → Aparelhos físicos que se conectam via internet.</text:span></text:p>
      <text:p text:style-name="Standard"><text:span text:style-name="T82"/></text:p>
      <text:p text:style-name="Standard"><text:span text:style-name="Strong_20_Emphasis"><text:span text:style-name="T52"><text:tab/>Aplicativos de comunicação</text:span></text:span><text:span text:style-name="Strong_20_Emphasis"><text:span text:style-name="T44"> → Zoom, Microsoft Teams, WhatsApp, etc.</text:span></text:span></text:p>
      <text:p text:style-name="Standard"><text:span text:style-name="Strong_20_Emphasis"><text:span text:style-name="T44"/></text:span></text:p>
      <text:p text:style-name="Standard"><text:span text:style-name="Strong_20_Emphasis"><text:span text:style-name="T44"/></text:span></text:p>
      <text:list text:continue-numbering="true" text:style-name="L11">
        <text:list-item>
          <text:p text:style-name="P16"><text:span text:style-name="Strong_20_Emphasis"><text:span text:style-name="T55">Proxy Server</text:span></text:span><text:span text:style-name="Strong_20_Emphasis"><text:span text:style-name="T54">:</text:span></text:span></text:p>
          <text:p text:style-name="P16"><text:span text:style-name="Strong_20_Emphasis"><text:span text:style-name="T54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Strong_20_Emphasis"><text:span text:style-name="T43"><text:s/><text:tab/>O</text:span></text:span><text:span text:style-name="Strong_20_Emphasis"><text:span text:style-name="T44"> </text:span></text:span><text:span text:style-name="Strong_20_Emphasis"><text:span text:style-name="T49">Proxy Server </text:span></text:span><text:span text:style-name="Strong_20_Emphasis"><text:span text:style-name="T43">é </text:span></text:span><text:span text:style-name="Strong_20_Emphasis"><text:span text:style-name="T44">o carteiro que recebe e encaminha as mensagens SIP. Esse é o intermediário que garante que as mensagens sejam entregues no local de destino, permitindo a comunicação entre os dispositivos</text:span></text:span><text:span text:style-name="Strong_20_Emphasis"><text:span text:style-name="T46">,</text:span></text:span><text:span text:style-name="Strong_20_Emphasis"><text:span text:style-name="T44"> </text:span></text:span><text:span text:style-name="Strong_20_Emphasis"><text:span text:style-name="T45">possibilitando a segurança e organização das chamadas.</text:span></text:span></text:p>
                                  <text:p text:style-name="P18"><text:line-break/><text:span text:style-name="T82">📞 Você liga para um amigo → O Proxy Server recebe o pedido → Ele encontra seu amigo e direciona a chamad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Strong_20_Emphasis"><text:span text:style-name="T44"/></text:span></text:p>
      <text:p text:style-name="P24"><text:span text:style-name="Strong_20_Emphasis"><text:span text:style-name="T44"/></text:span></text:p>
      <text:list text:continue-numbering="true" text:style-name="L11">
        <text:list-item>
          <text:p text:style-name="P19"><text:span text:style-name="Strong_20_Emphasis"><text:span text:style-name="T54">Register Ser</text:span></text:span><text:span text:style-name="Strong_20_Emphasis"><text:span text:style-name="T56">ver</text:span></text:span><text:span text:style-name="Strong_20_Emphasis"><text:span text:style-name="T54">:</text:span></text:span></text:p>
          <text:p text:style-name="P19"><text:span text:style-name="Strong_20_Emphasis"><text:span text:style-name="T54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span text:style-name="Strong_20_Emphasis"><text:span text:style-name="T43"><text:s/><text:tab/></text:span></text:span><text:span text:style-name="Strong_20_Emphasis"><text:span text:style-name="T47">O </text:span></text:span><text:span text:style-name="Strong_20_Emphasis"><text:span text:style-name="T50">Register Server </text:span></text:span><text:span text:style-name="Strong_20_Emphasis"><text:span text:style-name="T47">é o Banco de Dados onde ficam armazenados os dados dos usuários SIP.</text:span></text:span></text:p>
                                  <text:p text:style-name="P21"><text:line-break/><text:span text:style-name="T44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Strong_20_Emphasis"><text:span text:style-name="T54">Re</text:span></text:span><text:span text:style-name="Strong_20_Emphasis"><text:span text:style-name="T57">direct Server</text:span></text:span><text:span text:style-name="Strong_20_Emphasis"><text:span text:style-name="T54">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1"><text:span text:style-name="Strong_20_Emphasis"><text:span text:style-name="T54"><text:s/><text:tab/></text:span></text:span></text:p>
                                              <text:p text:style-name="P21"><text:span text:style-name="Strong_20_Emphasis"><text:span text:style-name="T54"><text:s/><text:tab/></text:span></text:span><text:span text:style-name="Strong_20_Emphasis"><text:span text:style-name="T47">O </text:span></text:span><text:span text:style-name="Strong_20_Emphasis"><text:span text:style-name="T50">Redirect Server </text:span></text:span><text:span text:style-name="Strong_20_Emphasis"><text:span text:style-name="T47">em si não </text:span></text:span><text:span text:style-name="Strong_20_Emphasis"><text:span text:style-name="T48">redireciona as chamadas, mas sim mostra o local onde o usuário está</text:span></text:span><text:span text:style-name="Strong_20_Emphasis"><text:span text:style-name="T47">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Strong_20_Emphasis"/></text:h>
      <text:p text:style-name="P25"><text:span text:style-name="Strong_20_Emphasis"><text:span text:style-name="T36">Mensag</text:span></text:span><text:span text:style-name="Strong_20_Emphasis"><text:span text:style-name="T38">ens SIP</text:span></text:span><text:span text:style-name="Strong_20_Emphasis"><text:span text:style-name="T36">?</text:span></text:span></text:p>
      <text:list text:style-name="L13">
        <text:list-header>
          <text:p text:style-name="P26"><text:span text:style-name="T6"/></text:p>
        </text:list-header>
      </text:list>
      <text:p text:style-name="P41"><text:span text:style-name="T7">1. </text:span><text:span text:style-name="T6">INVITE – Convite para uma chamada.</text:span></text:p>
      <text:list text:continue-numbering="true" text:style-name="L13">
        <text:list-item>
          <text:list>
            <text:list-header>
              <text:p text:style-name="P30"><text:soft-page-break/><text:span text:style-name="T27"><text:s/><text:tab/>Quando o </text:span><text:span text:style-name="T6">Usuário 1 </text:span><text:span text:style-name="T27">realiza a chamada o sistema envia uma mensagem </text:span><text:span text:style-name="T6">INVITE</text:span><text:span text:style-name="T27">, perguntando se </text:span><text:span text:style-name="T6">Usuário</text:span><text:span text:style-name="T27"> </text:span><text:span text:style-name="T6">2</text:span><text:span text:style-name="T27"> está disponível para receber aquela chamada. Caso o outro lado esteja disponível é retornado um </text:span><text:span text:style-name="T6">OK</text:span><text:span text:style-name="T27">.</text:span></text:p>
            </text:list-header>
          </text:list>
        </text:list-item>
      </text:list>
      <text:p text:style-name="P35"><text:span text:style-name="T27"><text:tab/></text:span></text:p>
      <text:p text:style-name="P35"><text:span text:style-name="T27"><text:tab/>🗣️ </text:span><text:span text:style-name="Emphasis"><text:span text:style-name="T27">"Oi, fulano, posso falar com você?"</text:span></text:span></text:p>
      <text:p text:style-name="P35"><text:span text:style-name="Emphasis"><text:span text:style-name="T27"/></text:span></text:p>
      <text:p text:style-name="P27"><text:span text:style-name="Strong_20_Emphasis"/></text:p>
      <text:p text:style-name="P31"><text:span text:style-name="Strong_20_Emphasis"><text:span text:style-name="T67">2. ACK</text:span></text:span><text:span text:style-name="Strong_20_Emphasis"><text:span text:style-name="T68"> – </text:span></text:span><text:span text:style-name="Strong_20_Emphasis"><text:span text:style-name="T67">Confirmação da conexão</text:span></text:span><text:span text:style-name="Strong_20_Emphasis"><text:span text:style-name="T68">.</text:span></text:span></text:p>
      <text:p text:style-name="P31"><text:span text:style-name="Strong_20_Emphasis"><text:span text:style-name="T68"/></text:span></text:p>
      <text:p text:style-name="P32"><text:span text:style-name="Strong_20_Emphasis"><text:span text:style-name="T63"><text:tab/></text:span></text:span><text:span text:style-name="Strong_20_Emphasis"><text:span text:style-name="T11">Quando o </text:span></text:span><text:span text:style-name="Strong_20_Emphasis"><text:span text:style-name="T21">Usuário 2</text:span></text:span><text:span text:style-name="Strong_20_Emphasis"><text:span text:style-name="T11"> aceita a chamada é enviado uma mensagem de confirmação </text:span></text:span><text:span text:style-name="Strong_20_Emphasis"><text:span text:style-name="T21">ACK</text:span></text:span><text:span text:style-name="Strong_20_Emphasis"><text:span text:style-name="T11">.</text:span></text:span></text:p>
      <text:p text:style-name="P32"><text:span text:style-name="Strong_20_Emphasis"><text:span text:style-name="T11"/></text:span></text:p>
      <text:p text:style-name="P48"><text:span text:style-name="Strong_20_Emphasis"><text:span text:style-name="T11"><text:tab/>✅ </text:span></text:span><text:span text:style-name="Emphasis"><text:span text:style-name="T11">"Beleza, estamos conectados!"</text:span></text:span></text:p>
      <text:p text:style-name="P48"><text:span text:style-name="Emphasis"><text:span text:style-name="T11"/></text:span></text:p>
      <text:p text:style-name="P33"><text:span text:style-name="Strong_20_Emphasis"><text:span text:style-name="T69">3</text:span></text:span><text:span text:style-name="Strong_20_Emphasis"><text:span text:style-name="T67">. ACK</text:span></text:span><text:span text:style-name="Strong_20_Emphasis"><text:span text:style-name="T68"> – </text:span></text:span><text:span text:style-name="Strong_20_Emphasis"><text:span text:style-name="T69">Enc</text:span></text:span><text:span text:style-name="Strong_20_Emphasis"><text:span text:style-name="T70">erramento da chamada</text:span></text:span><text:span text:style-name="Strong_20_Emphasis"><text:span text:style-name="T68">.</text:span></text:span></text:p>
      <text:p text:style-name="P33"><text:span text:style-name="Strong_20_Emphasis"><text:span text:style-name="T68"/></text:span></text:p>
      <text:p text:style-name="P34"><text:span text:style-name="Strong_20_Emphasis"><text:span text:style-name="T63"><text:tab/></text:span></text:span><text:span text:style-name="Strong_20_Emphasis"><text:span text:style-name="T11">Qu</text:span></text:span><text:span text:style-name="Strong_20_Emphasis"><text:span text:style-name="T13">ando um dos usuários finaliza a chamada é enviada a mensagem </text:span></text:span><text:span text:style-name="Strong_20_Emphasis"><text:span text:style-name="T22">BYE</text:span></text:span><text:span text:style-name="Strong_20_Emphasis"><text:span text:style-name="T13">. O outro lado retorna um </text:span></text:span><text:span text:style-name="Strong_20_Emphasis"><text:span text:style-name="T22">OK</text:span></text:span><text:span text:style-name="Strong_20_Emphasis"><text:span text:style-name="T13"> e a conexão é encerrada.</text:span></text:span></text:p>
      <text:p text:style-name="P34"><text:span text:style-name="Strong_20_Emphasis"><text:span text:style-name="T13"/></text:span></text:p>
      <text:p text:style-name="P49"><text:span text:style-name="Strong_20_Emphasis"><text:span text:style-name="T12"><text:tab/>👋 </text:span></text:span><text:span text:style-name="Emphasis"><text:span text:style-name="T12">"Tchau, até a próxima!"</text:span></text:span></text:p>
      <text:p text:style-name="P49"><text:span text:style-name="Strong_20_Emphasis"><text:span text:style-name="T13"/></text:span></text:p>
      <text:p text:style-name="P36"><text:span text:style-name="Strong_20_Emphasis"><text:span text:style-name="T71">4</text:span></text:span><text:span text:style-name="Strong_20_Emphasis"><text:span text:style-name="T67">. </text:span></text:span><text:span text:style-name="Strong_20_Emphasis"><text:span text:style-name="T71">REGISTER – Registro de um usuário</text:span></text:span><text:span text:style-name="Strong_20_Emphasis"><text:span text:style-name="T68">.</text:span></text:span></text:p>
      <text:p text:style-name="P36"><text:span text:style-name="Strong_20_Emphasis"><text:span text:style-name="T68"/></text:span></text:p>
      <text:p text:style-name="P37"><text:span text:style-name="Strong_20_Emphasis"><text:span text:style-name="T63"><text:tab/></text:span></text:span><text:span text:style-name="Strong_20_Emphasis"><text:span text:style-name="T14">Ao entrar em um aplicativo VoIP é enviada uma mensagem de </text:span></text:span><text:span text:style-name="Strong_20_Emphasis"><text:span text:style-name="T23">REGISTER</text:span></text:span><text:span text:style-name="Strong_20_Emphasis"><text:span text:style-name="T14"> informando qual a sua localização, </text:span></text:span><text:span text:style-name="Strong_20_Emphasis"><text:span text:style-name="T15">permitindo que as chamadas cheguem corretamente no seu local de destino.</text:span></text:span></text:p>
      <text:p text:style-name="Text_20_body"><text:span text:style-name="Strong_20_Emphasis"><text:tab/></text:span></text:p>
      <text:p text:style-name="P51"><text:span text:style-name="Strong_20_Emphasis"><text:tab/>📍 </text:span><text:span text:style-name="Emphasis">"Oi, sou o João e estou logado neste telefone agora!"</text:span></text:p>
      <text:p text:style-name="P51"><text:span text:style-name="Emphasis"/></text:p>
      <text:p text:style-name="P38"><text:span text:style-name="Strong_20_Emphasis"><text:span text:style-name="T71">4</text:span></text:span><text:span text:style-name="Strong_20_Emphasis"><text:span text:style-name="T67">. </text:span></text:span><text:span text:style-name="Strong_20_Emphasis"><text:span text:style-name="T72">CANCEL</text:span></text:span><text:span text:style-name="Strong_20_Emphasis"><text:span text:style-name="T71"> – </text:span></text:span><text:span text:style-name="Strong_20_Emphasis"><text:span text:style-name="T73">Cancelamento da solicitação</text:span></text:span><text:span text:style-name="Strong_20_Emphasis"><text:span text:style-name="T68">.</text:span></text:span></text:p>
      <text:p text:style-name="P38"><text:span text:style-name="Strong_20_Emphasis"><text:span text:style-name="T68"/></text:span></text:p>
      <text:p text:style-name="P39"><text:span text:style-name="Strong_20_Emphasis"><text:span text:style-name="T63"><text:tab/></text:span></text:span><text:span text:style-name="Strong_20_Emphasis"><text:span text:style-name="T16">Quando o </text:span></text:span><text:span text:style-name="Strong_20_Emphasis"><text:span text:style-name="T24">U</text:span></text:span><text:span text:style-name="Strong_20_Emphasis"><text:span text:style-name="T25">suário 2</text:span></text:span><text:span text:style-name="Strong_20_Emphasis"><text:span text:style-name="T17"> não aceita a chamada é enviada uma mensagem de </text:span></text:span><text:span text:style-name="Strong_20_Emphasis"><text:span text:style-name="T25">CANCEL</text:span></text:span><text:span text:style-name="Strong_20_Emphasis"><text:span text:style-name="T17">.</text:span></text:span></text:p>
      <text:p text:style-name="P39"><text:span text:style-name="Strong_20_Emphasis"><text:span text:style-name="T17"/></text:span></text:p>
      <text:p text:style-name="P40"><text:span text:style-name="Strong_20_Emphasis"><text:span text:style-name="T17"><text:tab/>❌ </text:span></text:span><text:span text:style-name="Emphasis"><text:span text:style-name="T17">"Esquece, não quero </text:span></text:span><text:span text:style-name="Emphasis"><text:span text:style-name="T18">te atender, você é chato</text:span></text:span><text:span text:style-name="Emphasis"><text:span text:style-name="T17">!"</text:span></text:span></text:p>
      <text:p text:style-name="Text_20_body"><text:line-break/></text:p>
      <text:p text:style-name="P28"><text:span text:style-name="Strong_20_Emphasis"><text:span text:style-name="T36"/></text:span></text:p>
      <text:p text:style-name="P28"><text:soft-page-break/><text:span text:style-name="Strong_20_Emphasis"><text:span text:style-name="T36">Onde </text:span></text:span><text:span text:style-name="Strong_20_Emphasis"><text:span text:style-name="T39">o SIP é utilizado?</text:span></text:span></text:p>
      <text:p text:style-name="P28"><text:span text:style-name="Strong_20_Emphasis"><text:span text:style-name="T36"/></text:span></text:p>
      <text:h text:style-name="Heading_20_3" text:outline-level="3"><text:span text:style-name="T82">📌 </text:span><text:span text:style-name="Strong_20_Emphasis"><text:span text:style-name="T82">1. Telefonia VoIP</text:span></text:span></text:h>
      <text:list text:style-name="L4">
        <text:list-item>
          <text:p text:style-name="P43"><text:span text:style-name="T82">Empresas usam SIP para substituir telefones tradicionais por </text:span><text:span text:style-name="Strong_20_Emphasis"><text:span text:style-name="T82">telefonia IP</text:span></text:span><text:span text:style-name="T82">, que é mais barata e eficiente.</text:span></text:p>
        </text:list-item>
        <text:list-item>
          <text:p text:style-name="P50">Call centers utilizam SIP para gerenciar chamadas.</text:p>
        </text:list-item>
      </text:list>
      <text:h text:style-name="Heading_20_3" text:outline-level="3"><text:span text:style-name="T82">📌 </text:span><text:span text:style-name="Strong_20_Emphasis"><text:span text:style-name="T82">2. Videoconferências</text:span></text:span></text:h>
      <text:list text:style-name="L5">
        <text:list-item>
          <text:p text:style-name="P44"><text:span text:style-name="T82">Aplicativos como </text:span><text:span text:style-name="Strong_20_Emphasis"><text:span text:style-name="T82">Zoom, Microsoft Teams e Webex</text:span></text:span><text:span text:style-name="T82"> usam SIP para iniciar chamadas de vídeo.</text:span></text:p>
        </text:list-item>
      </text:list>
      <text:h text:style-name="Heading_20_3" text:outline-level="3"><text:span text:style-name="T82">📌 </text:span><text:span text:style-name="Strong_20_Emphasis"><text:span text:style-name="T82">3. Comunicação em Jogos Online</text:span></text:span></text:h>
      <text:list text:style-name="L6">
        <text:list-item>
          <text:p text:style-name="P45"><text:span text:style-name="T82">Chats de voz em </text:span><text:span text:style-name="Strong_20_Emphasis"><text:span text:style-name="T82">Fortnite, Call of Duty e outros jogos multiplayer</text:span></text:span><text:span text:style-name="T82"> usam SIP para conectar os jogadores.</text:span></text:p>
        </text:list-item>
      </text:list>
      <text:h text:style-name="Heading_20_3" text:outline-level="3"><text:span text:style-name="T82">📌 </text:span><text:span text:style-name="Strong_20_Emphasis"><text:span text:style-name="T82">4. Sistemas de Atendimento Automático</text:span></text:span></text:h>
      <text:list text:style-name="L7">
        <text:list-item>
          <text:p text:style-name="P46"><text:span text:style-name="T82">Empresas usam </text:span><text:span text:style-name="Strong_20_Emphasis"><text:span text:style-name="T82">URA (Unidade de Resposta Audível)</text:span></text:span><text:span text:style-name="T82"> para automatizar ligações, como quando você liga para um banco e ouve um menu de opçõ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Bahnschrift Light SemiCondensedLiberation Serif" svg:font-family="'Bahnschrift Light SemiCondensedLiberation Serif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44:44.984720249</meta:creation-date>
    <dc:date>2025-03-28T11:01:12.092894620</dc:date>
    <meta:editing-duration>PT7H40M5S</meta:editing-duration>
    <meta:editing-cycles>99</meta:editing-cycles>
    <meta:generator>LibreOffice/24.2.7.2$Linux_X86_64 LibreOffice_project/420$Build-2</meta:generator>
    <meta:document-statistic meta:table-count="0" meta:image-count="0" meta:object-count="0" meta:page-count="4" meta:paragraph-count="69" meta:word-count="663" meta:character-count="3861" meta:non-whitespace-character-count="3239"/>
  </office:meta>
</office:document-meta>
</file>